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RFS203a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RFS203a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0" style:family="table-cell" style:parent-style-name="Normal_Sheet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3" style:family="table-cell" style:parent-style-name="Comma" style:data-style-name="N36">
      <style:table-cell-properties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4" style:family="table-cell" style:parent-style-name="Normal_Sheet4" style:data-style-name="N37">
      <style:table-cell-properties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 fo:font-style="italic" style:font-style-asian="italic" style:font-style-complex="italic"/>
    </style:style>
    <style:style style:name="ce15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6" style:family="table-cell" style:parent-style-name="Comma" style:data-style-name="N36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7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8" style:family="table-cell" style:parent-style-name="Normal_Sheet4" style:data-style-name="N37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.353cm"/>
      <style:text-properties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#FFFFFF"/>
    </style:style>
    <style:style style:name="ce22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3" style:family="table-cell" style:parent-style-name="Normal_RFS201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24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5" style:family="table-cell" style:parent-style-name="Normal_RFS20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7" style:family="table-cell" style:parent-style-name="Normal_RFS203a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8" style:family="table-cell" style:parent-style-name="Normal_RFS203a" style:data-style-name="N37">
      <style:table-cell-properties style:vertical-align="automatic" fo:background-color="#FFFFFF"/>
      <style:text-properties fo:font-size="10pt" style:font-size-asian="10pt" style:font-size-complex="10pt"/>
    </style:style>
    <style:style style:name="ce29" style:family="table-cell" style:parent-style-name="Normal_RFS203a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5.45041666666667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16377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2"/>
        </table:table-row>
        <table:table-row table:style-name="ro1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RFS0216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6">
            <text:p>Domestic goods moved and cabotage within EU28<text:span text:style-name="T2">1</text:span><text:s/>countries: 2016</text:p>
          </table:table-cell>
          <table:table-cell table:number-columns-repeated="16383" table:style-name="ce2"/>
        </table:table-row>
        <table:table-row table:style-name="ro1">
          <table:table-cell table:style-name="ce6"/>
          <table:table-cell table:number-columns-repeated="16383" table:style-name="ce2"/>
        </table:table-row>
        <table:table-row table:style-name="ro2">
          <table:table-cell table:number-columns-repeated="6" table:style-name="ce7"/>
          <table:table-cell office:value-type="string" table:style-name="ce8">
            <text:p>Million tonne kilometres/percentag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10">
            <text:p>Domestic<text:span text:style-name="T3">2</text:span></text:p>
          </table:table-cell>
          <table:table-cell table:style-name="ce10"/>
          <table:table-cell office:value-type="string" table:style-name="ce10">
            <text:p>Cabotage<text:span text:style-name="T3">3</text:span></text:p>
          </table:table-cell>
          <table:table-cell table:style-name="ce10"/>
          <table:table-cell office:value-type="string" table:style-name="ce10">
            <text:p>Cabotage penetration rate (%)<text:span text:style-name="T3">4</text:span></text:p>
          </table:table-cell>
          <table:table-cell table:number-columns-repeated="16377" table:style-name="ce11"/>
        </table:table-row>
        <table:table-row table:style-name="ro2">
          <table:table-cell table:number-columns-repeated="7" table:style-name="ce12"/>
          <table:table-cell table:number-columns-repeated="16377"/>
        </table:table-row>
        <table:table-row table:style-name="ro2">
          <table:table-cell office:value-type="string" table:style-name="ce12">
            <text:p>Belgium</text:p>
          </table:table-cell>
          <table:table-cell table:style-name="ce12"/>
          <table:table-cell office:value-type="float" office:value="18808" table:style-name="ce13">
            <text:p><text:s/>18,808<text:s text:c="4"/></text:p>
          </table:table-cell>
          <table:table-cell table:style-name="ce13"/>
          <table:table-cell office:value-type="float" office:value="1797.0609999999999" table:style-name="ce13">
            <text:p><text:s/>1,797<text:s text:c="4"/></text:p>
          </table:table-cell>
          <table:table-cell table:style-name="ce9"/>
          <table:table-cell office:value-type="float" office:value="8.7214544038476749" table:style-name="ce14">
            <text:p>8.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Bulgaria</text:p>
          </table:table-cell>
          <table:table-cell table:style-name="ce12"/>
          <table:table-cell office:value-type="float" office:value="7324" table:style-name="ce13">
            <text:p><text:s/>7,324<text:s text:c="4"/></text:p>
          </table:table-cell>
          <table:table-cell table:style-name="ce13"/>
          <table:table-cell office:value-type="float" office:value="11.968" table:style-name="ce13">
            <text:p><text:s/>12<text:s text:c="4"/></text:p>
          </table:table-cell>
          <table:table-cell table:style-name="ce9"/>
          <table:table-cell office:value-type="float" office:value="0.16314138774869247" table:style-name="ce14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Czech Republic</text:p>
          </table:table-cell>
          <table:table-cell table:style-name="ce12"/>
          <table:table-cell office:value-type="float" office:value="22304" table:style-name="ce13">
            <text:p><text:s/>22,304<text:s text:c="4"/></text:p>
          </table:table-cell>
          <table:table-cell table:style-name="ce13"/>
          <table:table-cell office:value-type="float" office:value="192.91" table:style-name="ce13">
            <text:p><text:s/>193<text:s text:c="4"/></text:p>
          </table:table-cell>
          <table:table-cell table:style-name="ce9"/>
          <table:table-cell office:value-type="float" office:value="0.85749554049867283" table:style-name="ce14">
            <text:p>0.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Denmark</text:p>
          </table:table-cell>
          <table:table-cell table:style-name="ce12"/>
          <table:table-cell office:value-type="float" office:value="13037" table:style-name="ce13">
            <text:p><text:s/>13,037<text:s text:c="4"/></text:p>
          </table:table-cell>
          <table:table-cell table:style-name="ce13"/>
          <table:table-cell office:value-type="float" office:value="324.96899999999999" table:style-name="ce13">
            <text:p><text:s/>325<text:s text:c="4"/></text:p>
          </table:table-cell>
          <table:table-cell table:style-name="ce9"/>
          <table:table-cell office:value-type="float" office:value="2.4320442593453109" table:style-name="ce14">
            <text:p>2.4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Germany</text:p>
          </table:table-cell>
          <table:table-cell table:style-name="ce12"/>
          <table:table-cell office:value-type="float" office:value="271679" table:style-name="ce13">
            <text:p><text:s/>271,679<text:s text:c="4"/></text:p>
          </table:table-cell>
          <table:table-cell table:style-name="ce13"/>
          <table:table-cell office:value-type="float" office:value="16117.221" table:style-name="ce13">
            <text:p><text:s/>16,117<text:s text:c="4"/></text:p>
          </table:table-cell>
          <table:table-cell table:style-name="ce9"/>
          <table:table-cell office:value-type="float" office:value="5.6002198166458887" table:style-name="ce14">
            <text:p>5.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Estonia</text:p>
          </table:table-cell>
          <table:table-cell table:style-name="ce12"/>
          <table:table-cell office:value-type="float" office:value="1792" table:style-name="ce13">
            <text:p><text:s/>1,792<text:s text:c="4"/></text:p>
          </table:table-cell>
          <table:table-cell table:style-name="ce13"/>
          <table:table-cell office:value-type="float" office:value="24.238" table:style-name="ce13">
            <text:p><text:s/>24<text:s text:c="4"/></text:p>
          </table:table-cell>
          <table:table-cell table:style-name="ce9"/>
          <table:table-cell office:value-type="float" office:value="1.334516731838008" table:style-name="ce14">
            <text:p>1.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Ireland</text:p>
          </table:table-cell>
          <table:table-cell table:style-name="ce12"/>
          <table:table-cell office:value-type="float" office:value="9281" table:style-name="ce13">
            <text:p><text:s/>9,281<text:s text:c="4"/></text:p>
          </table:table-cell>
          <table:table-cell table:style-name="ce13"/>
          <table:table-cell office:value-type="float" office:value="169.471" table:style-name="ce13">
            <text:p><text:s/>169<text:s text:c="4"/></text:p>
          </table:table-cell>
          <table:table-cell table:style-name="ce9"/>
          <table:table-cell office:value-type="float" office:value="1.7932545372606297" table:style-name="ce14">
            <text:p>1.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Greece</text:p>
          </table:table-cell>
          <table:table-cell table:style-name="ce12"/>
          <table:table-cell office:value-type="float" office:value="15191" table:style-name="ce13">
            <text:p><text:s/>15,191<text:s text:c="4"/></text:p>
          </table:table-cell>
          <table:table-cell table:style-name="ce13"/>
          <table:table-cell office:value-type="float" office:value="160.774" table:style-name="ce13">
            <text:p><text:s/>161<text:s text:c="4"/></text:p>
          </table:table-cell>
          <table:table-cell table:style-name="ce9"/>
          <table:table-cell office:value-type="float" office:value="1.0472665895159738" table:style-name="ce14">
            <text:p>1.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Spain</text:p>
          </table:table-cell>
          <table:table-cell table:style-name="ce12"/>
          <table:table-cell office:value-type="float" office:value="144984" table:style-name="ce13">
            <text:p><text:s/>144,984<text:s text:c="4"/></text:p>
          </table:table-cell>
          <table:table-cell table:style-name="ce13"/>
          <table:table-cell office:value-type="float" office:value="1301.539" table:style-name="ce13">
            <text:p><text:s/>1,302<text:s text:c="4"/></text:p>
          </table:table-cell>
          <table:table-cell table:style-name="ce9"/>
          <table:table-cell office:value-type="float" office:value="0.88972499188727061" table:style-name="ce14">
            <text:p>0.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France</text:p>
          </table:table-cell>
          <table:table-cell table:style-name="ce12"/>
          <table:table-cell office:value-type="float" office:value="144205" table:style-name="ce13">
            <text:p><text:s/>144,205<text:s text:c="4"/></text:p>
          </table:table-cell>
          <table:table-cell table:style-name="ce13"/>
          <table:table-cell office:value-type="float" office:value="9587.5920000000006" table:style-name="ce13">
            <text:p><text:s/>9,588<text:s text:c="4"/></text:p>
          </table:table-cell>
          <table:table-cell table:style-name="ce9"/>
          <table:table-cell office:value-type="float" office:value="6.2341052161992305" table:style-name="ce14">
            <text:p>6.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Croatia</text:p>
          </table:table-cell>
          <table:table-cell table:style-name="ce12"/>
          <table:table-cell office:value-type="float" office:value="3986" table:style-name="ce13">
            <text:p><text:s/>3,986<text:s text:c="4"/></text:p>
          </table:table-cell>
          <table:table-cell table:style-name="ce13"/>
          <table:table-cell office:value-type="float" office:value="6.9850000000000003" table:style-name="ce13">
            <text:p><text:s/>7<text:s text:c="4"/></text:p>
          </table:table-cell>
          <table:table-cell table:style-name="ce9"/>
          <table:table-cell office:value-type="float" office:value="0.17493178662078621" table:style-name="ce14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Italy</text:p>
          </table:table-cell>
          <table:table-cell table:style-name="ce12"/>
          <table:table-cell office:value-type="float" office:value="100282" table:style-name="ce13">
            <text:p><text:s/>100,282<text:s text:c="4"/></text:p>
          </table:table-cell>
          <table:table-cell table:style-name="ce13"/>
          <table:table-cell office:value-type="float" office:value="1858.106" table:style-name="ce13">
            <text:p><text:s/>1,858<text:s text:c="4"/></text:p>
          </table:table-cell>
          <table:table-cell table:style-name="ce9"/>
          <table:table-cell office:value-type="float" office:value="1.8191737533540446" table:style-name="ce14">
            <text:p>1.8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Cyprus</text:p>
          </table:table-cell>
          <table:table-cell table:style-name="ce12"/>
          <table:table-cell office:value-type="float" office:value="684" table:style-name="ce13">
            <text:p><text:s/>684<text:s text:c="4"/></text:p>
          </table:table-cell>
          <table:table-cell table:style-name="ce13"/>
          <table:table-cell office:value-type="float" office:value="0" table:style-name="ce13">
            <text:p><text:s/>-00<text:s text:c="4"/></text:p>
          </table:table-cell>
          <table:table-cell table:style-name="ce9"/>
          <table:table-cell office:value-type="float" office:value="0" table:style-name="ce14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Latvia</text:p>
          </table:table-cell>
          <table:table-cell table:style-name="ce12"/>
          <table:table-cell office:value-type="float" office:value="2807" table:style-name="ce13">
            <text:p><text:s/>2,807<text:s text:c="4"/></text:p>
          </table:table-cell>
          <table:table-cell table:style-name="ce13"/>
          <table:table-cell office:value-type="float" office:value="19.347999999999999" table:style-name="ce13">
            <text:p><text:s/>19<text:s text:c="4"/></text:p>
          </table:table-cell>
          <table:table-cell table:style-name="ce9"/>
          <table:table-cell office:value-type="float" office:value="0.68455830633736536" table:style-name="ce14">
            <text:p>0.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Lithuania</text:p>
          </table:table-cell>
          <table:table-cell table:style-name="ce12"/>
          <table:table-cell office:value-type="float" office:value="2970" table:style-name="ce13">
            <text:p><text:s/>2,970<text:s text:c="4"/></text:p>
          </table:table-cell>
          <table:table-cell table:style-name="ce13"/>
          <table:table-cell office:value-type="float" office:value="28.91" table:style-name="ce13">
            <text:p><text:s/>29<text:s text:c="4"/></text:p>
          </table:table-cell>
          <table:table-cell table:style-name="ce9"/>
          <table:table-cell office:value-type="float" office:value="0.96401692614983447" table:style-name="ce14">
            <text:p>1.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Luxembourg</text:p>
          </table:table-cell>
          <table:table-cell table:style-name="ce12"/>
          <table:table-cell office:value-type="float" office:value="1192" table:style-name="ce13">
            <text:p><text:s/>1,192<text:s text:c="4"/></text:p>
          </table:table-cell>
          <table:table-cell table:style-name="ce13"/>
          <table:table-cell office:value-type="float" office:value="20.68" table:style-name="ce13">
            <text:p><text:s/>21<text:s text:c="4"/></text:p>
          </table:table-cell>
          <table:table-cell table:style-name="ce9"/>
          <table:table-cell office:value-type="float" office:value="1.7053138503150049" table:style-name="ce14">
            <text:p>1.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Hungary</text:p>
          </table:table-cell>
          <table:table-cell table:style-name="ce12"/>
          <table:table-cell office:value-type="float" office:value="11720" table:style-name="ce13">
            <text:p><text:s/>11,720<text:s text:c="4"/></text:p>
          </table:table-cell>
          <table:table-cell table:style-name="ce13"/>
          <table:table-cell office:value-type="float" office:value="64.659000000000006" table:style-name="ce13">
            <text:p><text:s/>65<text:s text:c="4"/></text:p>
          </table:table-cell>
          <table:table-cell table:style-name="ce9"/>
          <table:table-cell office:value-type="float" office:value="0.54867094584578147" table:style-name="ce14">
            <text:p>0.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Netherlands</text:p>
          </table:table-cell>
          <table:table-cell table:style-name="ce12"/>
          <table:table-cell office:value-type="float" office:value="34053" table:style-name="ce13">
            <text:p><text:s/>34,053<text:s text:c="4"/></text:p>
          </table:table-cell>
          <table:table-cell table:style-name="ce13"/>
          <table:table-cell office:value-type="float" office:value="1034.232" table:style-name="ce13">
            <text:p><text:s/>1,034<text:s text:c="4"/></text:p>
          </table:table-cell>
          <table:table-cell table:style-name="ce9"/>
          <table:table-cell office:value-type="float" office:value="2.9476021362984683" table:style-name="ce14">
            <text:p>2.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Austria</text:p>
          </table:table-cell>
          <table:table-cell table:style-name="ce12"/>
          <table:table-cell office:value-type="float" office:value="16505" table:style-name="ce13">
            <text:p><text:s/>16,505<text:s text:c="4"/></text:p>
          </table:table-cell>
          <table:table-cell table:style-name="ce13"/>
          <table:table-cell office:value-type="float" office:value="923.56200000000001" table:style-name="ce13">
            <text:p><text:s/>924<text:s text:c="4"/></text:p>
          </table:table-cell>
          <table:table-cell table:style-name="ce9"/>
          <table:table-cell office:value-type="float" office:value="5.2991290962501667" table:style-name="ce14">
            <text:p>5.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Poland</text:p>
          </table:table-cell>
          <table:table-cell table:style-name="ce12"/>
          <table:table-cell office:value-type="float" office:value="106634" table:style-name="ce13">
            <text:p><text:s/>106,634<text:s text:c="4"/></text:p>
          </table:table-cell>
          <table:table-cell table:style-name="ce13"/>
          <table:table-cell office:value-type="float" office:value="175.91" table:style-name="ce13">
            <text:p><text:s/>176<text:s text:c="4"/></text:p>
          </table:table-cell>
          <table:table-cell table:style-name="ce9"/>
          <table:table-cell office:value-type="float" office:value="0.16469445578598466" table:style-name="ce14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Portugal</text:p>
          </table:table-cell>
          <table:table-cell table:style-name="ce12"/>
          <table:table-cell office:value-type="float" office:value="10382" table:style-name="ce13">
            <text:p><text:s/>10,382<text:s text:c="4"/></text:p>
          </table:table-cell>
          <table:table-cell table:style-name="ce13"/>
          <table:table-cell office:value-type="float" office:value="71.567999999999998" table:style-name="ce13">
            <text:p><text:s/>72<text:s text:c="4"/></text:p>
          </table:table-cell>
          <table:table-cell table:style-name="ce9"/>
          <table:table-cell office:value-type="float" office:value="0.68462748795435213" table:style-name="ce14">
            <text:p>0.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Romania</text:p>
          </table:table-cell>
          <table:table-cell table:style-name="ce12"/>
          <table:table-cell office:value-type="float" office:value="13140" table:style-name="ce13">
            <text:p><text:s/>13,140<text:s text:c="4"/></text:p>
          </table:table-cell>
          <table:table-cell table:style-name="ce13"/>
          <table:table-cell office:value-type="float" office:value="63.945" table:style-name="ce13">
            <text:p><text:s/>64<text:s text:c="4"/></text:p>
          </table:table-cell>
          <table:table-cell table:style-name="ce9"/>
          <table:table-cell office:value-type="float" office:value="0.48428708238333312" table:style-name="ce14">
            <text:p>0.5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Slovenia</text:p>
          </table:table-cell>
          <table:table-cell table:style-name="ce12"/>
          <table:table-cell office:value-type="float" office:value="2134" table:style-name="ce13">
            <text:p><text:s/>2,134<text:s text:c="4"/></text:p>
          </table:table-cell>
          <table:table-cell table:style-name="ce13"/>
          <table:table-cell office:value-type="float" office:value="10.467000000000001" table:style-name="ce13">
            <text:p><text:s/>10<text:s text:c="4"/></text:p>
          </table:table-cell>
          <table:table-cell table:style-name="ce9"/>
          <table:table-cell office:value-type="float" office:value="0.48809331176464826" table:style-name="ce14">
            <text:p>0.5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12">
            <text:p>Slovakia</text:p>
          </table:table-cell>
          <table:table-cell table:style-name="ce12"/>
          <table:table-cell office:value-type="float" office:value="5697" table:style-name="ce13">
            <text:p><text:s/>5,697<text:s text:c="4"/></text:p>
          </table:table-cell>
          <table:table-cell table:style-name="ce13"/>
          <table:table-cell office:value-type="float" office:value="110.773" table:style-name="ce13">
            <text:p><text:s/>111<text:s text:c="4"/></text:p>
          </table:table-cell>
          <table:table-cell table:style-name="ce9"/>
          <table:table-cell office:value-type="float" office:value="1.9073231684502818" table:style-name="ce14">
            <text:p>1.9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12">
            <text:p>Finland</text:p>
          </table:table-cell>
          <table:table-cell table:style-name="ce12"/>
          <table:table-cell office:value-type="float" office:value="24586" table:style-name="ce13">
            <text:p><text:s/>24,586<text:s text:c="4"/></text:p>
          </table:table-cell>
          <table:table-cell table:style-name="ce13"/>
          <table:table-cell office:value-type="float" office:value="63.256999999999998" table:style-name="ce13">
            <text:p><text:s/>63<text:s text:c="4"/></text:p>
          </table:table-cell>
          <table:table-cell table:style-name="ce9"/>
          <table:table-cell office:value-type="float" office:value="0.25662842494603383" table:style-name="ce14">
            <text:p>0.3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12">
            <text:p>Sweden</text:p>
          </table:table-cell>
          <table:table-cell table:style-name="ce12"/>
          <table:table-cell office:value-type="float" office:value="39260" table:style-name="ce13">
            <text:p><text:s/>39,260<text:s text:c="4"/></text:p>
          </table:table-cell>
          <table:table-cell table:style-name="ce13"/>
          <table:table-cell office:value-type="float" office:value="1727.8219999999999" table:style-name="ce13">
            <text:p><text:s/>1,728<text:s text:c="4"/></text:p>
          </table:table-cell>
          <table:table-cell table:style-name="ce9"/>
          <table:table-cell office:value-type="float" office:value="4.2154520920872542" table:style-name="ce14">
            <text:p>4.2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12"/>
          <table:table-cell table:number-columns-repeated="3" table:style-name="ce13"/>
          <table:table-cell table:style-name="ce9"/>
          <table:table-cell table:style-name="ce14"/>
          <table:table-cell table:number-columns-repeated="16377" table:style-name="ce2"/>
        </table:table-row>
        <table:table-row table:style-name="ro2">
          <table:table-cell office:value-type="string" table:style-name="ce12">
            <text:p>United Kingdom<text:span text:style-name="T3">5</text:span></text:p>
          </table:table-cell>
          <table:table-cell table:style-name="ce12"/>
          <table:table-cell office:value-type="float" office:value="148494" table:style-name="ce13">
            <text:p><text:s/>148,494<text:s text:c="4"/></text:p>
          </table:table-cell>
          <table:table-cell table:style-name="ce13"/>
          <table:table-cell office:value-type="float" office:value="1819.184" table:style-name="ce13">
            <text:p><text:s/>1,819<text:s text:c="4"/></text:p>
          </table:table-cell>
          <table:table-cell table:style-name="ce9"/>
          <table:table-cell office:value-type="float" office:value="1.2102624344648305" table:style-name="ce14">
            <text:p>1.2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12"/>
          <table:table-cell table:number-columns-repeated="3" table:style-name="ce13"/>
          <table:table-cell table:style-name="ce9"/>
          <table:table-cell table:style-name="ce14"/>
          <table:table-cell table:number-columns-repeated="16377" table:style-name="ce2"/>
        </table:table-row>
        <table:table-row table:style-name="ro2">
          <table:table-cell office:value-type="string" table:style-name="ce15">
            <text:p>EU28</text:p>
          </table:table-cell>
          <table:table-cell table:style-name="ce15"/>
          <table:table-cell office:value-type="float" office:value="1173131" table:style-name="ce16">
            <text:p><text:s/>1,173,131<text:s text:c="4"/></text:p>
          </table:table-cell>
          <table:table-cell table:style-name="ce16"/>
          <table:table-cell office:value-type="float" office:value="37687.151000000005" table:style-name="ce16">
            <text:p><text:s/>37,687<text:s text:c="4"/></text:p>
          </table:table-cell>
          <table:table-cell table:style-name="ce17"/>
          <table:table-cell office:value-type="float" office:value="3.2125270749813963" table:style-name="ce18">
            <text:p>3.2</text:p>
          </table:table-cell>
          <table:table-cell table:number-columns-repeated="16377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9">
            <text:p>1. Data for Malta is not available for this analysis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0">
            <text:p>2. Nationally-registered vehicles hauling within a country's borders. For example, German-registered vehicles hauling within Germany</text:p>
          </table:table-cell>
          <table:table-cell table:number-columns-repeated="16383" table:style-name="ce21"/>
        </table:table-row>
        <table:table-row table:style-name="ro2">
          <table:table-cell office:value-type="string" table:style-name="ce19">
            <text:p>3. Cabotage refers to road haulage solely within one country by a vehicle registered in another country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9">
            <text:p>4. The cabotage penetration rate is defined as cabotage (in tonne kilometres) as a proportion of the sum of domestic and cabotage tonne kilometre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9">
            <text:p>5. Note the domestic figure is derived from UK domestic freight surveys. It may differ from that available from Eurostat for the UK.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2">
            <text:p>Telephone: 020 7944 4261</text:p>
          </table:table-cell>
          <table:table-cell table:number-columns-repeated="5" table:style-name="ce23"/>
          <table:table-cell office:value-type="string" table:style-name="ce24">
            <text:p>Source: Eurostat and</text:p>
          </table:table-cell>
          <table:table-cell table:number-columns-repeated="2" table:style-name="ce23"/>
          <table:table-cell table:number-columns-repeated="2" table:style-name="ce25"/>
          <table:table-cell table:style-name="ce24"/>
          <table:table-cell table:number-columns-repeated="16372"/>
        </table:table-row>
        <table:table-row table:style-name="ro2">
          <table:table-cell office:value-type="string" table:style-name="ce22">
            <text:p>Email: roadfreight.stats@dft.gov.uk</text:p>
          </table:table-cell>
          <table:table-cell table:number-columns-repeated="5" table:style-name="ce23"/>
          <table:table-cell office:value-type="string" table:style-name="ce24">
            <text:p>Continuing Survey of Road Goods Transport (Great Britain) and</text:p>
          </table:table-cell>
          <table:table-cell table:number-columns-repeated="2" table:style-name="ce23"/>
          <table:table-cell table:number-columns-repeated="2" table:style-name="ce25"/>
          <table:table-cell table:style-name="ce24"/>
          <table:table-cell table:number-columns-repeated="16372"/>
        </table:table-row>
        <table:table-row table:style-name="ro2">
          <table:table-cell office:value-type="string" table:style-name="ce3">
            <text:p><text:a xlink:href="https://www.gov.uk/government/collections/road-freight-domestic-and-international-statistics">Notes &amp; definitions</text:a></text:p>
          </table:table-cell>
          <table:table-cell table:number-columns-repeated="5" table:style-name="ce23"/>
          <table:table-cell office:value-type="string" table:style-name="ce26">
            <text:p>Continuing Survey of Road Goods Transport (Northern Ireland)</text:p>
          </table:table-cell>
          <table:table-cell table:number-columns-repeated="2" table:style-name="ce23"/>
          <table:table-cell table:number-columns-repeated="2" table:style-name="ce25"/>
          <table:table-cell table:style-name="ce26"/>
          <table:table-cell table:number-columns-repeated="16372"/>
        </table:table-row>
        <table:table-row table:style-name="ro2">
          <table:table-cell table:style-name="ce27"/>
          <table:table-cell table:style-name="ce28"/>
          <table:table-cell table:number-columns-repeated="4" table:style-name="ce27"/>
          <table:table-cell office:value-type="string" table:style-name="ce26">
            <text:p>Last updated: July 2018</text:p>
          </table:table-cell>
          <table:table-cell table:number-columns-repeated="4" table:style-name="ce27"/>
          <table:table-cell table:style-name="ce26"/>
          <table:table-cell table:number-columns-repeated="16372"/>
        </table:table-row>
        <table:table-row table:style-name="ro2">
          <table:table-cell table:number-columns-repeated="2" table:style-name="ce29"/>
          <table:table-cell table:number-columns-repeated="4" table:style-name="ce27"/>
          <table:table-cell office:value-type="string" table:style-name="ce26">
            <text:p>Next update: TBC</text:p>
          </table:table-cell>
          <table:table-cell table:number-columns-repeated="4" table:style-name="ce27"/>
          <table:table-cell table:style-name="ce26"/>
          <table:table-cell table:number-columns-repeated="16372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Print_Area" table:cell-range-address="RFS0216.$A$1:RFS0216.$J$52" table:base-cell-address="RFS02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  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  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   </number:text>
    </number:number-style>
    <number:number-style style:name="N38P1">
      <number:text>-</number:text>
      <number:number number:decimal-places="2" number:min-integer-digits="1" number:grouping="true"/>
      <number:text>    </number:text>
    </number:number-style>
    <number:number-style style:name="N38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Comma" style:family="table-cell" style:data-style-name="N38"/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/>
    <style:style style:name="Normal_RFS20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3a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7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7-06-21T12:32:33Z</meta:creation-date>
    <dc:date>2018-07-26T10:03:50Z</dc:date>
    <meta:print-date>2017-07-06T09:58:12Z</meta:print-date>
  </office:meta>
</office:document-meta>
</file>